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0eed2a" officeooo:paragraph-rsid="000eed2a"/>
    </style:style>
    <style:style style:name="P2" style:family="paragraph" style:parent-style-name="Standard">
      <style:paragraph-properties fo:text-align="center" style:justify-single-word="false"/>
      <style:text-properties officeooo:rsid="000eed2a" officeooo:paragraph-rsid="000eed2a"/>
    </style:style>
    <style:style style:name="P3" style:family="paragraph" style:parent-style-name="Standard">
      <style:paragraph-properties fo:text-align="start" style:justify-single-word="false"/>
      <style:text-properties officeooo:rsid="000eed2a" officeooo:paragraph-rsid="000eed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</text:p>
      <text:p text:style-name="P1">Date</text:p>
      <text:p text:style-name="P1">Class</text:p>
      <text:p text:style-name="P2">A contemplation on testing</text:p>
      <text:p text:style-name="P2"/>
      <text:p text:style-name="P3">is goo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6:42:03.165722562</meta:creation-date>
    <meta:print-date>2025-06-08T16:43:00.240234254</meta:print-date>
    <meta:printed-by>PDF files</meta:printed-by>
    <dc:date>2025-06-08T16:43:36.660243923</dc:date>
    <meta:editing-duration>PT36S</meta:editing-duration>
    <meta:editing-cycles>1</meta:editing-cycles>
    <meta:document-statistic meta:table-count="0" meta:image-count="0" meta:object-count="0" meta:page-count="1" meta:paragraph-count="5" meta:word-count="9" meta:character-count="47" meta:non-whitespace-character-count="43"/>
    <meta:generator>LibreOffice/25.2.3.2$Linux_X86_64 LibreOffice_project/520$Build-2</meta:generator>
  </office:meta>
</office:document-meta>
</file>